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33b3" style:font-name="JetBrains Mono" fo:font-weight="bold" fo:background-color="#f7faff" style:font-weight-asian="bold" style:font-weight-complex="bold"/>
    </style:style>
    <style:style style:name="T3" style:family="text">
      <style:text-properties fo:color="#871094" style:font-name="JetBrains Mono" fo:font-weight="bold" fo:background-color="#f7faff" style:font-weight-asian="bold" style:font-weight-complex="bold"/>
    </style:style>
    <style:style style:name="T4" style:family="text">
      <style:text-properties fo:color="#080808" style:font-name="JetBrains Mono" fo:font-weight="bold" fo:background-color="#f7faff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ravel Aufgaben für Freitag den 6.11.2020</text:h>
      <text:p text:style-name="Text_20_body"/>
      <text:p text:style-name="Standard">1. Wir haben in routes/web.php alle unsere Routen, die mit einem ID Parameter arbeiten einen</text:p>
      <text:p text:style-name="Standard">Prüffilter (where) verpasst, um sicherzustellen, daß für ID's nur ganze Zahlen erlaubt sind.</text:p>
      <text:p text:style-name="Standard">Man kann dies in Laravel auch global definieren, um sich die einzelnen Filter in den Routen zu sparen. Schaut bitte mal hier in die Anleitung:</text:p>
      <text:p text:style-name="Standard"><text:a xlink:type="simple" xlink:href="https://laravel.com/docs/8.x/routing#parameters-global-constraints" text:style-name="Internet_20_link" text:visited-style-name="Visited_20_Internet_20_Link">https://laravel.com/docs/8.x/routing#parameters-global-constraints</text:a></text:p>
      <text:p text:style-name="Text_20_body">Versucht das mal bitte so umzusetzen und entfernt dann die ID-Filter aus den Routen.</text:p>
      <text:p text:style-name="Text_20_body"/>
      <text:p text:style-name="Standard"><text:span text:style-name="T1">Hinweis</text:span>: <text:span text:style-name="T1">Für die folgenden Aufgaben bitte vorher die DB-Daten für die Tabelle „authors“ mittels phpMyAdminin die Datenbank „videostore“ importieren. Die entsprechenden Import-Datei findet ihr im Dozenten-Repository im Verzeichnis database/dumps: <text:s/>authors_data.sql</text:span></text:p>
      <text:p text:style-name="Standard"/>
      <text:p text:style-name="Standard">In der Model-Klasse „Authors“ setzt bitte folgende Klassen-Variable (Eigenschaft) innerhalb der Klassen Deklaration:</text:p>
      <text:p text:style-name="P2"><text:span text:style-name="T2">public </text:span><text:span text:style-name="T3">$timestamps </text:span><text:span text:style-name="T4">= </text:span><text:span text:style-name="T2">false</text:span><text:span text:style-name="T4">;</text:span><text:span text:style-name="T1"> <text:s text:c="2"/></text:span></text:p>
      <text:p text:style-name="Text_20_body">2. Erstellt in routes/web.php alle notwendigen Routen, um die Daten für die DB Tabelle „authors“</text:p>
      <text:p text:style-name="Text_20_body">zu verwalten. Folgende Routen verwenden:</text:p>
      <text:list xml:id="list7408199823751790257" text:style-name="L1">
        <text:list-item>
          <text:p text:style-name="P3">GET /authors <text:s/>=&gt; <text:s/>die Liste alle Autoren darstellen.</text:p>
        </text:list-item>
        <text:list-item>
          <text:p text:style-name="P3">GET /authors/{id} =&gt; <text:s/>einen Autor anzeigen.</text:p>
        </text:list-item>
        <text:list-item>
          <text:p text:style-name="P3">GET /authors/create <text:s/>=&gt; ein Formular anzeigen, um per submit eine neuen Autor anzulegen. </text:p>
        </text:list-item>
        <text:list-item>
          <text:p text:style-name="P3">POST /authors/store <text:s/>=&gt; einen <text:s/>neuen Autor anlegen.</text:p>
        </text:list-item>
        <text:list-item>
          <text:p text:style-name="P3">GET /authors/edit/{id} =&gt; eine Formular anzeigen, um einen Autor zu editieren.</text:p>
        </text:list-item>
        <text:list-item>
          <text:p text:style-name="P3">POST /authors/update/{id} =&gt; einen bestehenden Autor updaten.</text:p>
        </text:list-item>
        <text:list-item>
          <text:p text:style-name="P3">GET /authors/destroy/{id} <text:s/>=&gt; einen Autor löschen. </text:p>
        </text:list-item>
      </text:list>
      <text:p text:style-name="Text_20_body"/>
      <text:p text:style-name="Text_20_body">3. Legt alle notwenigen Blade-Templates (views) für die Anzeige und Bearbeitung der Autoren an.</text:p>
      <text:p text:style-name="Text_20_body">Benutzt hier eine analoge Verzeichnisstruktur wie bei den Todos. </text:p>
      <text:p text:style-name="Text_20_body"/>
      <text:p text:style-name="Text_20_body">4. Vervollständigt die Klassen-Funktionen im AuthorsController in app/http/Controllers, um die entsprechenden Routen-Aktionen ausführen zu können.</text:p>
      <text:p text:style-name="Text_20_body"/>
      <text:p text:style-name="Text_20_body">5. Fügt im oberen Menu bitte neben dem Todos-Link auch einen für die Autoren ein. </text:p>
      <text:p text:style-name="Text_20_body"/>
      <text:p text:style-name="P1">Benutzt als Vorlage bitte die Routen, Controller-Funktionen und Views der To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0-11-04T19:35:32</meta:creation-date>
    <dc:date>2020-11-08T19:39:47</dc:date>
    <dc:creator>Bernd Engels</dc:creator>
    <meta:editing-duration>PT41M33S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1" meta:paragraph-count="23" meta:word-count="270" meta:character-count="1963"/>
  </office:meta>
</office:document-meta>
</file>